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2" style:family="table-cell" style:parent-style-name="Default" style:data-style-name="N100">
      <style:text-properties style:text-line-through-style="none" style:text-line-through-type="none"/>
    </style:style>
    <style:style style:name="ce23" style:family="table-cell" style:parent-style-name="Default" style:data-style-name="N100">
      <style:text-properties fo:font-weight="normal" style:font-weight-asian="normal" style:font-weight-complex="normal"/>
    </style:style>
    <style:style style:name="ce24" style:family="table-cell" style:parent-style-name="Default">
      <style:text-properties style:text-line-through-style="none" style:text-line-through-type="none"/>
    </style:style>
    <style:style style:name="ce25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4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5" table:default-cell-style-name="ce11"/>
        <table:table-column table:style-name="co14" table:default-cell-style-name="ce1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table:style-name="Default" office:value-type="string" calcext:value-type="string">
            <text:p>7.11.2022 14.13</text:p>
          </table:table-cell>
          <table:table-cell/>
          <table:table-cell table:style-name="Default"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3"/>
          <table:table-cell table:style-name="Default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3"/>
          <table:table-cell table:style-name="Default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1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1.19=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7.38</text:p>
          </table:table-cell>
          <table:table-cell table:number-columns-repeated="2"/>
          <table:table-cell office:value-type="string" calcext:value-type="string">
            <text:p>2059.04</text:p>
          </table:table-cell>
          <table:table-cell table:number-columns-repeated="10"/>
          <table:table-cell office:value-type="string" calcext:value-type="string">
            <text:p>2664.09/8=333.011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93.</text:p>
          </table:table-cell>
          <table:table-cell table:number-columns-repeated="2"/>
          <table:table-cell office:value-type="string" calcext:value-type="string">
            <text:p>189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8.60625</text:p>
          </table:table-cell>
          <table:table-cell table:number-columns-repeated="2"/>
          <table:table-cell office:value-type="string" calcext:value-type="string">
            <text:p>2068.8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style-name="Default" office:value-type="string" calcext:value-type="string">
            <text:p>16.3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5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12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5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27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6"/>
          <table:table-cell table:style-name="Default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5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 table:style-name="Default"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67.685</text:p>
          </table:table-cell>
          <table:table-cell table:number-columns-repeated="2"/>
          <table:table-cell office:value-type="string" calcext:value-type="string">
            <text:p>3470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78.505</text:p>
          </table:table-cell>
          <table:table-cell table:number-columns-repeated="2"/>
          <table:table-cell office:value-type="string" calcext:value-type="string">
            <text:p>1957.01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table:style-name="Default"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59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4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1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4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0J18 (Домодедово выпуск 2 )</text:p>
          </table:table-cell>
          <table:table-cell table:style-name="ce22"/>
          <table:table-cell table:style-name="ce24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 table:number-columns-repeated="2"/>
          <table:table-cell table:style-name="ce24" table:number-columns-repeated="2"/>
          <table:table-cell table:style-name="Default"/>
          <table:table-cell table:style-name="ce2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25" office:value-type="string" calcext:value-type="string">
            <text:p>14.45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ce25" office:value-type="string" calcext:value-type="string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+34.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table:style-name="Default" office:value-type="string" calcext:value-type="string">
            <text:p>969.76</text:p>
          </table:table-cell>
          <table:table-cell table:style-name="Default"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/>
          <table:table-cell table:style-name="Default"/>
          <table:table-cell table:style-name="ce25" office:value-type="string" calcext:value-type="string">
            <text:p>4.17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5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ce25" office:value-type="string" calcext:value-type="string">
            <text:p>6.29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 office:value-type="string" calcext:value-type="string">
            <text:p>-3=+88.63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table:style-name="Default"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 office:value-type="string" calcext:value-type="string">
            <text:p>-4=+36.54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 table:style-name="Default"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2">00.00.0000</text:date>, <text:time style:data-style-name="N2" text:time-value="15:01:46.50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1-22T15:12:00.368000000</dc:date>
    <meta:editing-duration>P2DT14H40M8S</meta:editing-duration>
    <meta:editing-cycles>933</meta:editing-cycles>
    <meta:document-statistic meta:table-count="1" meta:cell-count="4191" meta:object-count="0"/>
  </office:meta>
</office:document-meta>
</file>